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sans-serif" svg:font-family="sans-serif"/>
    <style:font-face style:name="serif" svg:font-family="serif"/>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style:font-name="Times New Roman" fo:font-size="12pt" style:font-size-asian="12pt" style:font-size-complex="12pt"/>
    </style:style>
    <style:style style:name="P2" style:family="paragraph" style:parent-style-name="Text_20_body">
      <style:paragraph-properties fo:line-height="200%"/>
      <style:text-properties style:font-name="Times New Roman" fo:font-size="12pt" officeooo:paragraph-rsid="00215907" style:font-size-asian="12pt" style:font-size-complex="12pt"/>
    </style:style>
    <style:style style:name="P3" style:family="paragraph" style:parent-style-name="Text_20_body">
      <style:paragraph-properties fo:line-height="200%"/>
      <style:text-properties style:font-name="Times New Roman" fo:font-size="12pt" officeooo:paragraph-rsid="0029c5b8" style:font-size-asian="12pt" style:font-size-complex="12pt"/>
    </style:style>
    <style:style style:name="P4" style:family="paragraph" style:parent-style-name="Text_20_body">
      <style:paragraph-properties fo:line-height="200%"/>
      <style:text-properties fo:color="#000000" style:font-name="Times New Roman" fo:font-size="12pt" officeooo:paragraph-rsid="003c0820" style:font-size-asian="12pt" style:font-size-complex="12pt"/>
    </style:style>
    <style:style style:name="P5" style:family="paragraph" style:parent-style-name="Text_20_body">
      <style:paragraph-properties fo:line-height="200%"/>
      <style:text-properties fo:color="#000000" style:font-name="Times New Roman" fo:font-size="12pt" officeooo:paragraph-rsid="0040af0f" style:font-size-asian="12pt" style:font-size-complex="12pt"/>
    </style:style>
    <style:style style:name="P6" style:family="paragraph" style:parent-style-name="Text_20_body">
      <style:paragraph-properties fo:line-height="200%"/>
      <style:text-properties fo:color="#000000" style:font-name="Times New Roman" fo:font-size="12pt" fo:font-weight="bold" officeooo:rsid="0032b881" officeooo:paragraph-rsid="0032b881" style:font-size-asian="12pt" style:font-weight-asian="bold" style:font-size-complex="12pt" style:font-weight-complex="bold"/>
    </style:style>
    <style:style style:name="P7" style:family="paragraph" style:parent-style-name="Text_20_body">
      <style:text-properties fo:font-weight="bold" officeooo:rsid="0032b881" officeooo:paragraph-rsid="0032b881" style:font-weight-asian="bold" style:font-weight-complex="bold"/>
    </style:style>
    <style:style style:name="P8" style:family="paragraph" style:parent-style-name="Text_20_body">
      <style:paragraph-properties fo:line-height="200%"/>
      <style:text-properties fo:color="#0084d1" style:font-name="Times New Roman" fo:font-size="12pt" officeooo:paragraph-rsid="0040af0f" style:font-size-asian="12pt" style:font-size-complex="12pt"/>
    </style:style>
    <style:style style:name="T1" style:family="text">
      <style:text-properties officeooo:rsid="0007994a"/>
    </style:style>
    <style:style style:name="T2" style:family="text">
      <style:text-properties fo:font-style="italic" officeooo:rsid="002237e7" style:font-style-asian="italic" style:font-style-complex="italic"/>
    </style:style>
    <style:style style:name="T3" style:family="text">
      <style:text-properties officeooo:rsid="0014ec1c"/>
    </style:style>
    <style:style style:name="T4" style:family="text">
      <style:text-properties officeooo:rsid="00157b2a"/>
    </style:style>
    <style:style style:name="T5" style:family="text">
      <style:text-properties officeooo:rsid="002237e7"/>
    </style:style>
    <style:style style:name="T6" style:family="text">
      <style:text-properties officeooo:rsid="00243171"/>
    </style:style>
    <style:style style:name="T7" style:family="text">
      <style:text-properties fo:font-variant="normal" fo:text-transform="none" fo:letter-spacing="normal" fo:font-style="normal" fo:font-weight="normal"/>
    </style:style>
    <style:style style:name="T8" style:family="text">
      <style:text-properties fo:font-variant="normal" fo:text-transform="none" fo:letter-spacing="normal" fo:font-style="normal" fo:font-weight="normal" officeooo:rsid="0029c5b8"/>
    </style:style>
    <style:style style:name="T9" style:family="text">
      <style:text-properties fo:font-variant="normal" fo:text-transform="none" fo:letter-spacing="normal" fo:font-style="normal" fo:font-weight="normal" officeooo:rsid="002ad969"/>
    </style:style>
    <style:style style:name="T10" style:family="text">
      <style:text-properties fo:font-variant="normal" fo:text-transform="none" fo:letter-spacing="normal" fo:font-style="normal" fo:font-weight="normal" officeooo:rsid="002ee32b"/>
    </style:style>
    <style:style style:name="T11" style:family="text">
      <style:text-properties fo:font-variant="normal" fo:text-transform="none" fo:letter-spacing="normal" fo:font-style="normal" fo:font-weight="normal" officeooo:rsid="0032b881"/>
    </style:style>
    <style:style style:name="T12" style:family="text">
      <style:text-properties fo:font-variant="normal" fo:text-transform="none" fo:letter-spacing="normal" fo:font-style="normal" fo:font-weight="normal" officeooo:rsid="00346c95"/>
    </style:style>
    <style:style style:name="T13" style:family="text">
      <style:text-properties fo:font-variant="normal" fo:text-transform="none" fo:letter-spacing="normal" fo:font-style="normal" fo:font-weight="normal" officeooo:rsid="0035b656"/>
    </style:style>
    <style:style style:name="T14" style:family="text">
      <style:text-properties fo:font-variant="normal" fo:text-transform="none" fo:letter-spacing="normal" fo:font-style="normal" fo:font-weight="normal" officeooo:rsid="00346c95" style:font-style-asian="normal" style:font-style-complex="normal"/>
    </style:style>
    <style:style style:name="T15" style:family="text">
      <style:text-properties fo:font-variant="normal" fo:text-transform="none" fo:letter-spacing="normal" fo:font-style="normal" fo:font-weight="normal" officeooo:rsid="0035b656" style:font-style-asian="normal" style:font-style-complex="normal"/>
    </style:style>
    <style:style style:name="T16" style:family="text">
      <style:text-properties fo:font-variant="normal" fo:text-transform="none" fo:letter-spacing="normal" fo:font-style="normal" fo:font-weight="normal" officeooo:rsid="003bb2e4" style:font-style-asian="normal" style:font-style-complex="normal"/>
    </style:style>
    <style:style style:name="T17" style:family="text">
      <style:text-properties fo:font-variant="normal" fo:text-transform="none" fo:letter-spacing="normal" fo:font-style="normal" fo:font-weight="normal" officeooo:rsid="0035e8d1"/>
    </style:style>
    <style:style style:name="T18" style:family="text">
      <style:text-properties fo:font-variant="normal" fo:text-transform="none" fo:letter-spacing="normal" fo:font-style="normal" fo:font-weight="normal" officeooo:rsid="003bb2e4"/>
    </style:style>
    <style:style style:name="T19" style:family="text">
      <style:text-properties fo:font-variant="normal" fo:text-transform="none" fo:letter-spacing="normal" fo:font-style="normal" fo:font-weight="normal" officeooo:rsid="003e1fed"/>
    </style:style>
    <style:style style:name="T20" style:family="text">
      <style:text-properties fo:font-variant="normal" fo:text-transform="none" fo:letter-spacing="normal" fo:font-style="normal" fo:font-weight="normal" officeooo:rsid="003f97e9"/>
    </style:style>
    <style:style style:name="T21" style:family="text">
      <style:text-properties fo:font-variant="normal" fo:text-transform="none" fo:letter-spacing="normal" fo:font-style="normal" fo:font-weight="normal" officeooo:rsid="0040af0f"/>
    </style:style>
    <style:style style:name="T22" style:family="text">
      <style:text-properties fo:font-variant="normal" fo:text-transform="none" fo:letter-spacing="normal" fo:font-style="normal" fo:font-weight="normal" officeooo:rsid="00426940"/>
    </style:style>
    <style:style style:name="T23" style:family="text">
      <style:text-properties fo:font-variant="normal" fo:text-transform="none" fo:letter-spacing="normal" fo:font-style="italic" fo:font-weight="normal" style:font-style-asian="italic" style:font-style-complex="italic"/>
    </style:style>
    <style:style style:name="T24" style:family="text">
      <style:text-properties fo:font-variant="normal" fo:text-transform="none" fo:letter-spacing="normal" fo:font-style="italic" fo:font-weight="normal" officeooo:rsid="0035e8d1" style:font-style-asian="italic" style:font-style-complex="italic"/>
    </style:style>
    <style:style style:name="T25" style:family="text">
      <style:text-properties fo:font-variant="normal" fo:text-transform="none" fo:letter-spacing="normal" fo:font-style="italic" fo:font-weight="normal" officeooo:rsid="003bb2e4" style:font-style-asian="italic" style:font-style-complex="italic"/>
    </style:style>
    <style:style style:name="T26" style:family="text">
      <style:text-properties fo:font-variant="normal" fo:text-transform="none" fo:letter-spacing="normal" fo:font-style="italic" fo:font-weight="normal" officeooo:rsid="003e1fed" style:font-style-asian="italic" style:font-style-complex="italic"/>
    </style:style>
    <style:style style:name="T27" style:family="text">
      <style:text-properties fo:font-variant="normal" fo:text-transform="none" fo:letter-spacing="normal" fo:font-style="italic" fo:font-weight="normal" officeooo:rsid="003f97e9" style:font-style-asian="italic" style:font-style-complex="italic"/>
    </style:style>
    <style:style style:name="T28" style:family="text">
      <style:text-properties fo:font-variant="normal" fo:text-transform="none" fo:letter-spacing="normal" fo:font-style="italic" fo:font-weight="normal" officeooo:rsid="00426940" style:font-style-asian="italic" style:font-style-complex="italic"/>
    </style:style>
    <style:style style:name="T29" style:family="text">
      <style:text-properties fo:font-variant="normal" fo:text-transform="none" fo:color="#0084d1" fo:letter-spacing="normal" fo:font-style="normal" fo:font-weight="normal" officeooo:rsid="003e1fed"/>
    </style:style>
    <style:style style:name="T30" style:family="text">
      <style:text-properties fo:font-variant="normal" fo:text-transform="none" fo:color="#0084d1" fo:letter-spacing="normal" fo:font-style="normal" fo:font-weight="normal" officeooo:rsid="003f97e9"/>
    </style:style>
    <style:style style:name="T31" style:family="text">
      <style:text-properties fo:font-variant="normal" fo:text-transform="none" fo:color="#0084d1" fo:letter-spacing="normal" fo:font-style="italic" fo:font-weight="normal" officeooo:rsid="003e1fed" style:font-style-asian="italic" style:font-style-complex="italic"/>
    </style:style>
    <style:style style:name="T32" style:family="text">
      <style:text-properties officeooo:rsid="002bf02d"/>
    </style:style>
    <style:style style:name="T33" style:family="text">
      <style:text-properties fo:color="#000000"/>
    </style:style>
    <style:style style:name="T34" style:family="text">
      <style:text-properties fo:color="#000000" officeooo:rsid="002237e7"/>
    </style:style>
    <style:style style:name="T35" style:family="text">
      <style:text-properties fo:color="#000000" officeooo:rsid="0019c35a"/>
    </style:style>
    <style:style style:name="T36" style:family="text">
      <style:text-properties officeooo:rsid="0037e38f"/>
    </style:style>
    <style:style style:name="T37" style:family="text">
      <style:text-properties officeooo:rsid="003bad1f"/>
    </style:style>
    <style:style style:name="T38" style:family="text">
      <style:text-properties officeooo:rsid="00426940"/>
    </style:style>
    <style:style style:name="T39" style:family="text">
      <style:text-properties officeooo:rsid="00444984"/>
    </style:style>
    <style:style style:name="T40" style:family="text">
      <style:text-properties officeooo:rsid="00458b9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Bells teorem og <text:span text:style-name="T37">skjulte variable</text:span></text:p>
      <text:p text:style-name="P7">Eksistens<text:span text:style-name="T36">en</text:span> til «skjulte variable»</text:p>
      <text:p text:style-name="P3"><text:span text:style-name="T5">Ideen om at utfallet av et eksperiment ikke avhenger av forhåndsbestemte variabler, men heller tilfeldighet, utfordret ikke bare fysikken da den kom. Filosofien hadde lenge diskutert om universet oppførte seg deterministisk – at et gitt utgangspunkt har et forhåndsbestemt resultat. Kvantemekanikken var således ikke bare en motpol til Isaac Newtons klassiske mekanikk. På skolen lærer vi om en atommodell som ligner forbløffende mye på solsystemet. Forståelig, behagelig og nesten vakker enkel. Elektronene går i pene, målbare baner rundt atomkjernen – som planetene rundt sola. Tenk deg nå at disse planetene ikke farer rundt sola i ellipsebaner. Tvert om. De virker heller kaotiske og tilfeldig plasserte. Du prøver å se hvor fort planeten beveger seg. I det du gjør det blir du plutselig usikker på hvor den befinner seg. Se igjen! Der er planeten. Men hvor fort beveger planeten seg nå? Uten at du har forstått hvorfor eller hvordan er hastigheten umulig å bestemme eksakt. Dermed kan ikke resultatet av et eksperiment bestemmes utelukkende av det en vet på forhånd. Ingenting er 100 % sikkert. Dette kalles </text:span><text:span text:style-name="T2">Heisenbergs uskarphetsrelasjon</text:span><text:span text:style-name="T5">. Det første s</text:span><text:span text:style-name="T34">pørsmålet vi stiller oss må da være: «Kan det være informasjon som ikke er kjent forhånd?» Såkalte «skjulte variable»? Blant andre Einstein forfektet denne forklaringen. Likevel er den rådende meningen blant fysikere i dag at dette ikke er tilfellet. Hvordan kan det ha seg? </text:span></text:p>
      <text:p text:style-name="P6"><text:span text:style-name="T40">Sammenfiltrede partikler</text:span></text:p>
      <text:p text:style-name="P5"><text:span text:style-name="T32">Det sterkeste argumentet mot skjulte variable kom i 1964. John Stewart Bell forbløffet en hel verden med sin artikkel </text:span><text:span text:style-name="T23">On the Einstein Podolsky Rosen paradox</text:span><text:span text:style-name="T7">. </text:span><text:span text:style-name="T8">«EPR-paradokset» som ble framsatt </text:span><text:span text:style-name="T21">av Einstein, Podolsky og Rosen («EPR»)</text:span><text:span text:style-name="T8"> i 1935, hevdet at kvantemekanikken måtte inneholde slike skjulte variable. </text:span><text:span text:style-name="T9">Hvis den ikke inneholdt disse, hevdet paradokset at informasjon kunne overføres raskere enn lyset. Dermed ville kvantemekanikken bryte med Einsteins relativitetsteori. </text:span><text:span text:style-name="T29">Se for deg at du ser på solsystemet igjen. Planetene beveger seg i sirkulære baner i et </text:span><text:span text:style-name="T30">xy-</text:span><text:span text:style-name="T29">plan om sola. Hvis man ser på en av planetene kan nå nordpolen peke </text:span><text:span text:style-name="T30">oppover i</text:span><text:span text:style-name="T29"> planet. </text:span><text:span text:style-name="T30">Altså</text:span><text:span text:style-name="T29"> </text:span><text:soft-page-break/><text:span text:style-name="T30">langs y-aksen</text:span><text:span text:style-name="T29">. Sørpolen peker dermed </text:span><text:span text:style-name="T30">nedover</text:span><text:span text:style-name="T29"> i planet. Vi kaller denne tilstanden «opp». Hvis det hadde vært motsatt, at nordpolen pekte </text:span><text:span text:style-name="T30">nedover</text:span><text:span text:style-name="T29"> i planet og sørpolen </text:span><text:span text:style-name="T30">oppover i</text:span><text:span text:style-name="T29"> planet ville vi kalt tilstanden «ned». </text:span><text:span text:style-name="T30">Hvis nå østpolen hadde pekt til høyre i planet, ville den gått «opp» langs x-aksen, mens vestpolen ville gått «ned» langs x-aksen.</text:span><text:span text:style-name="T29"> En tilsvarende egenskap ved partikler er </text:span><text:span text:style-name="T31">spinn</text:span><text:span text:style-name="T29">. </text:span><text:span text:style-name="T30">Dette s</text:span><text:span text:style-name="T29">pinnet kan enten være «opp» eller «ned», </text:span><text:span text:style-name="T30">og det kan være opp eller ned langs både x- og y-aksen.</text:span><text:span text:style-name="T29"> </text:span><text:span text:style-name="T30">Som med hastighet og posisjon, kan vi ikke vite spinnet både langs x- og y-aksen eksakt samtidig. </text:span></text:p>
      <text:p text:style-name="P8"><text:span text:style-name="T21">EPR</text:span><text:span text:style-name="T20"> så for seg at de hadde to partikler </text:span><text:span text:style-name="T27">A</text:span><text:span text:style-name="T20"> og </text:span><text:span text:style-name="T27">B</text:span><text:span text:style-name="T20"> som hadde slike egenskaper. Disse var i en tilstand der hvis A hadde opp-spinn langs y-aksen ville B ha ned-spinn langs y-aksen. </text:span><text:span text:style-name="T21">Det samme gjaldt for x-aksen. </text:span><text:span text:style-name="T22">Hvis man nå sender partiklene i hver sin retning, langt, langt vekk fra hverandre, så de ikke kan kommunisere uten å bryte lysmuren. Hvordan vil de oppføre seg? Hvis vi nå måler spinnet til A langs y-aksen til «opp», må vi følgelig samtidig måle spinnet til B langs y-aksen «ned». Det som har skjedd er at partiklene, uten mulighet for kommunikasjon, har påvirket hverandre. Dette kalles </text:span><text:span text:style-name="T28">sammenfiltring</text:span><text:span text:style-name="T22">.</text:span></text:p>
      <text:p text:style-name="P4"/>
      <text:p text:style-name="P4"><text:span text:style-name="T10">Einstein var sterkt imot at en partikkels hastighet og posisjon ikke kunne måles eksakt samtidig. </text:span><text:span text:style-name="T11">Men hva menes egentlig med </text:span><text:span text:style-name="T12">dette? Kvantemekanikken postulerer at jo mer presist du måler en partikkels </text:span><text:span text:style-name="T14">hastighet</text:span><text:span text:style-name="T12">, jo m</text:span><text:span text:style-name="T13">indre presis </text:span><text:span text:style-name="T15">e</text:span><text:span text:style-name="T16">r</text:span><text:span text:style-name="T25"> </text:span><text:span text:style-name="T13">posisjonen. </text:span><text:span text:style-name="T17">Partikkelen </text:span><text:span text:style-name="T24">er</text:span><text:span text:style-name="T17"> rett og slett flere steder samtidig! </text:span><text:span text:style-name="T18">Bells artikkel er en analogi til EPR-paradokset. På en utsøkt måte konkluderer han med at en fysisk teori som inkluderer skjulte variable ikke kan gjenskape kvantemekanikkens resultater. </text:span></text:p>
      <text:p text:style-name="P2"><text:span text:style-name="T35">Vår i</text:span><text:span text:style-name="T33">ntuisjon om den fysiske verden følger oss fra fødsel </text:span>til død. Vi finner det beroligende at hver <text:span text:style-name="T1">eneste </text:span>bevegelse vi gjør har et kjent utfall – tilvendt oss gjennom flere år med øvelse. Derfor er <text:span text:style-name="T6">Newtons </text:span>mekanikk <text:span text:style-name="T38">så såre</text:span> intuitiv. <text:span text:style-name="T3">Du</text:span> forventer at en ball skal trille ned <text:span text:style-name="T3">en bakke</text:span> hvis den ikke møter motstand. <text:span text:style-name="T4">Tyngdekraften har utsatt den for en kraft. Kraften «trekker» ballen mot et lavere punkt. Ballen ruller.</text:span> <text:span text:style-name="T4">H</text:span>astigheten øker jo lenger den ruller. <text:span text:style-name="T1">Sånn sett bekrefter våre første møter med fysikken våre fordommer om verden. <text:s/>Kvantemekanikken derimot er ved første øyekast fullstendig </text:span><text:soft-page-break/><text:span text:style-name="T1">uintuitiv. Likevel er det den rådende teorien for hvordan ting fungerer for veldig små ting. Den stemmer så foruroligende godt med observasjonene. Det at en ikke kan vite både </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sans-serif" svg:font-family="sans-serif"/>
    <style:font-face style:name="serif" svg:font-family="serif"/>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b" fo:country="NO"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nb" fo:country="NO"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8T18:08:07.927293092</meta:creation-date>
    <meta:generator>LibreOffice/4.2.8.2$Linux_X86_64 LibreOffice_project/420m0$Build-2</meta:generator>
    <dc:date>2016-02-10T23:48:03.160068051</dc:date>
    <meta:editing-duration>PT11H15M42S</meta:editing-duration>
    <meta:editing-cycles>55</meta:editing-cycles>
    <meta:document-statistic meta:table-count="0" meta:image-count="0" meta:object-count="0" meta:page-count="3" meta:paragraph-count="8" meta:word-count="737" meta:character-count="4637" meta:non-whitespace-character-count="3900"/>
  </office:meta>
</office:document-meta>
</file>